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028a" officeooo:paragraph-rsid="001d028a"/>
    </style:style>
    <style:style style:name="P2" style:family="paragraph" style:parent-style-name="Standard">
      <style:text-properties officeooo:rsid="001e9274" officeooo:paragraph-rsid="001e92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e des aides :</text:p>
      <text:p text:style-name="P1"/>
      <text:p text:style-name="P1">Le site meruvia avec son tuto pour apprendre à programmer un jeu en C sous la bibliothèque graphique SDL 2.0. Ce tuto détaille ainsi pas à pas les étapes de création d'un jeux vidéo et nous a aidé à faire notre jeu (aussi bien sur l'organisation du code[structure des boucles pour un jeux video] que sur comment utiliser les fonctions SDL 2.0)</text:p>
      <text:p text:style-name="P1"><text:a xlink:type="simple" xlink:href="http://www.meruvia.fr/index.php/big-tuto-sdl-2-nouveau" text:style-name="Internet_20_link" text:visited-style-name="Visited_20_Internet_20_Link">http://www.meruvia.fr/index.php/big-tuto-sdl-2-nouveau</text:a></text:p>
      <text:p text:style-name="P1"/>
      <text:p text:style-name="P1">OpenClassroom (le siteduZero) liste chainée</text:p>
      <text:p text:style-name="P1"><text:a xlink:type="simple" xlink:href="http://openclassrooms.com/courses/les-listes-chainees-2" text:style-name="Internet_20_link" text:visited-style-name="Visited_20_Internet_20_Link">http://openclassrooms.com/courses/les-listes-chainees-2</text:a></text:p>
      <text:p text:style-name="P1"/>
      <text:p text:style-name="P1"/>
      <text:p text:style-name="P1">//bouquin c</text:p>
      <text:p text:style-name="P1"><text:s/></text:p>
      <text:p text:style-name="P2">Notre jeu est un shooter dans lequel le joueur incarne un « Spaceship » qui doit exploser à l'aide de son canon divers astéroïdes. Pour ce faire le joueur pourra récolter des bonus avec la face arrière de son vaisseau.</text:p>
      <text:p text:style-name="P2">Les ennemies seront ainsi divers sprites géométriques,tandis que les bonus seront symboliser par des ronds de couleurs.</text:p>
      <text:p text:style-name="P2">//screen du jeu</text:p>
      <text:p text:style-name="P2">Le joueur aura accès à un panel INCROYABLE de bonus (au nombre de 0^^, disponible prochainement dans un DLC).</text:p>
      <text:p text:style-name="P2">Un système de scoring permettra aux différents joueurs de se comparer…</text:p>
      <text:p text:style-name="P2">Chaque collision avec un astéroïde provoquera des dommages irréparables sur le vaisseau et à long termes conduiront le joueur au Game-Over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uhi </meta:initial-creator>
    <meta:creation-date>2015-05-23T15:43:19.148826927</meta:creation-date>
    <dc:date>2015-05-23T16:15:09.136485042</dc:date>
    <dc:creator>yoruhi </dc:creator>
    <meta:editing-duration>PT1M19S</meta:editing-duration>
    <meta:editing-cycles>1</meta:editing-cycles>
    <meta:document-statistic meta:table-count="0" meta:image-count="0" meta:object-count="0" meta:page-count="1" meta:paragraph-count="13" meta:word-count="186" meta:character-count="1194" meta:non-whitespace-character-count="1019"/>
    <meta:generator>LibreOffice/4.3.7.2$Linux_x86 LibreOffice_project/430m0$Build-2</meta:generator>
  </office:meta>
</office:document-meta>
</file>